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/>
    <style:style style:name="ce17" style:family="table-cell" style:parent-style-name="Default" style:data-style-name="N100">
      <style:table-cell-properties fo:background-color="#00ffff"/>
    </style:style>
    <style:style style:name="ce20" style:family="table-cell" style:parent-style-name="Default" style:data-style-name="N100">
      <style:text-properties fo:font-style="italic" style:font-style-asian="italic" style:font-style-complex="italic"/>
    </style:style>
    <style:style style:name="ce21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8" style:family="table-cell" style:parent-style-name="Default" style:data-style-name="N100">
      <style:text-properties style:text-line-through-style="none" style:text-line-through-type="none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f200"/>
    </style:style>
    <style:style style:name="ce37" style:family="table-cell" style:parent-style-name="Default" style:data-style-name="N100">
      <style:table-cell-properties fo:background-color="#ffff00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4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1008" table:default-cell-style-name="ce1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0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4"/>
        <table:table-column table:style-name="co17" table:default-cell-style-name="ce14"/>
        <table:table-column table:style-name="co10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17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22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9" table:default-cell-style-name="ce14"/>
        <table:table-column table:style-name="co15" table:number-columns-repeated="1008" table:default-cell-style-name="ce1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5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21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5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1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1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1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1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1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1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1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1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1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1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1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1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1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1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1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1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1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1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1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1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1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4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4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4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4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4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5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5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"/>
          <table:table-cell office:value-type="string" calcext:value-type="string">
            <text:p>114=908.5575 911.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4.28</text:p>
          </table:table-cell>
          <table:table-cell table:number-columns-repeated="2"/>
          <table:table-cell office:value-type="string" calcext:value-type="string">
            <text:p>2922.8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1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4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25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1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office:value-type="string" calcext:value-type="string">
            <text:p>28499.62+10015=38514.62-12158.22=26356.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41.3</text:p>
          </table:table-cell>
          <table:table-cell table:number-columns-repeated="2"/>
          <table:table-cell office:value-type="string" calcext:value-type="string">
            <text:p>26356.4</text:p>
          </table:table-cell>
          <table:table-cell table:number-columns-repeated="1018"/>
        </table:table-row>
        <table:table-row table:style-name="ro1" table:number-rows-repeated="10480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4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1008" table:default-cell-style-name="ce1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5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5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5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5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0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1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1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5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5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1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1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1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5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5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1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1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1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0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5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5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5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5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5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5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1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1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1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1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1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1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1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5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5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1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1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1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1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5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1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5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1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1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1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1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1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1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1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1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1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1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1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1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1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1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1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6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1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8"/>
          <table:table-cell table:number-columns-repeated="1010"/>
        </table:table-row>
        <table:table-row table:style-name="ro1">
          <table:table-cell table:style-name="ce28" office:value-type="string" calcext:value-type="string">
            <text:p>RU000A100J18 (Домодедово выпуск 2 )</text:p>
          </table:table-cell>
          <table:table-cell table:style-name="ce28" table:number-columns-repeated="12"/>
          <table:table-cell/>
          <table:table-cell table:style-name="ce2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1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1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5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1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1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1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1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1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1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1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1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5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5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5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5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5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1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5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1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5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1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1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1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1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1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1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1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.00.0000</text:date>, <text:time style:data-style-name="N2" text:time-value="17:38:27.01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17T17:56:10.266000000</dc:date>
    <meta:editing-duration>P3DT21H24M37S</meta:editing-duration>
    <meta:editing-cycles>1582</meta:editing-cycles>
    <meta:document-statistic meta:table-count="3" meta:cell-count="9029" meta:object-count="0"/>
  </office:meta>
</office:document-meta>
</file>